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iveMessagesOnVerificationInOrderErrorsTest.shouldPrintVerificationInOrderErrorAndShowBothWantedAnd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scriptiveMessagesOnVerificationInOrderErrorsTest.shouldPrintMethodThatWasNotInvo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scriptiveMessagesOnVerificationInOrderErrorsTest.shouldPrintVerificationInOrderErrorAndShowWanted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scriptiveMessagesOnVerificationInOrderErrorsTest.shouldPrintVerificationInOrderErrorAndShowWantedAndActu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scriptiveMessagesOnVerificationInOrderErrorsTest.shouldPrintTooFewInv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scriptiveMessagesOnVerificationInOrderErrors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scriptiveMessagesOnVerificationInOrderErrorsTest.shouldPrintTooManyInv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scriptiveMessagesOnVerificationInOrderErrorsTest.shouldNotSayArgumentsAreDiffe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